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Text_20_body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2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4c4c4c" fo:font-weight="normal" style:font-weight-asian="normal" style:font-weight-complex="normal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9">INGENIERÍA DEL SOFTWARE III</text:p>
      <text:p text:style-name="P7"/>
      <text:p text:style-name="P4"><text:span text:style-name="T3">Tercera Iteración: Planificación</text:span></text:p>
      <text:p text:style-name="P13">Revisión DMR1.0</text:p>
      <text:p text:style-name="P5"><text:span text:style-name="T4"><text:tab/><text:tab/><text:tab/><text:tab/></text:span><text:span text:style-name="T5"><text:tab/></text:span></text:p>
      <text:p text:style-name="P6"/>
      <text:p text:style-name="P5"><text:span text:style-name="T5"><text:tab/><text:tab/><text:tab/><text:tab/><text:tab/></text:span><text:span text:style-name="T6">Profesor de prácticas asignado: </text:span><text:span text:style-name="T7">Miguel Lastra Leidinger</text:span></text:p>
      <text:p text:style-name="P6"><text:tab/><text:tab/><text:tab/><text:tab/><text:tab/><text:span text:style-name="T8">Grupo de prácticas: </text:span><text:span text:style-name="T2">M1.2, Miércoles 12-14h</text:span></text:p>
      <text:p text:style-name="P6"><text:tab/><text:tab/><text:tab/><text:tab/><text:tab/><text:span text:style-name="T8">Firman este documento: </text:span></text:p>
      <text:p text:style-name="P6"><text:tab/><text:tab/><text:tab/><text:tab/><text:tab/><text:tab/><text:tab/>Fco Javier Briones (Encargado) – 74728484N</text:p>
      <text:p text:style-name="P6"><text:s/><text:tab/><text:tab/><text:tab/><text:tab/><text:tab/><text:tab/><text:tab/>Alejandro Mesa Rodriguez – 75908151D</text:p>
      <text:p text:style-name="P6"><text:s/><text:tab/><text:tab/><text:tab/><text:tab/><text:tab/><text:tab/><text:tab/>José Peso Buendia – 75158910Q</text:p>
      <text:p text:style-name="P6"><text:s/><text:tab/><text:tab/><text:tab/><text:tab/><text:tab/><text:tab/><text:tab/>Fco. Manuel Abril Barrilado – 75562375S</text:p>
      <text:p text:style-name="P11">Observaciones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6">Documento afectado: <text:span text:style-name="T11">DMR 1.0</text:span></text:p>
          </table:table-cell>
        </table:table-row>
        <table:table-row>
          <table:table-cell table:style-name="Tabla6.A2" office:value-type="string">
            <text:p text:style-name="P17">Importancia: <text:span text:style-name="T11">Alta</text:span></text:p>
          </table:table-cell>
        </table:table-row>
        <table:table-row>
          <table:table-cell table:style-name="Tabla6.A2" office:value-type="string">
            <text:p text:style-name="P17">Descripción de la observación:<text:span text:style-name="T10"> </text:span><text:span text:style-name="T11">Ausencia o falta de información en la declaración de alcance sobre los aspectos funcionales a tratar en esta iteración.</text:span></text:p>
          </table:table-cell>
        </table:table-row>
        <table:table-row>
          <table:table-cell table:style-name="Tabla6.A2" office:value-type="string">
            <text:p text:style-name="P17">Solución de cambio propuesta:<text:span text:style-name="T2"> </text:span><text:span text:style-name="T11">Introducir en la declaración de alcance, de forma precisa, toda la información referente a los aspectos funcionales a tratar en esta iteración, así como cualquier información que resulte indispensable</text:span><text:span text:style-name="T9">.</text:span></text:p>
          </table:table-cell>
        </table:table-row>
      </table:table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16">Documento afectado: <text:span text:style-name="T11">DMR 1.0</text:span></text:p>
          </table:table-cell>
        </table:table-row>
        <table:table-row>
          <table:table-cell table:style-name="Tabla1.A2" office:value-type="string">
            <text:p text:style-name="P17">Importancia: <text:span text:style-name="T11">Alta</text:span></text:p>
          </table:table-cell>
        </table:table-row>
        <table:table-row>
          <table:table-cell table:style-name="Tabla1.A2" office:value-type="string">
            <text:p text:style-name="P17">Descripción de la observación:<text:span text:style-name="T10"> </text:span><text:span text:style-name="T11">Según la descripción detallada del caso de uso “Consultar Información Clínica”, a partir de éste puede usarse “Consultar Recetas” y/o “Consultar Pruebas”, sin embargo, ésto no aparece reflejado en el Diagrama de Casos de Uso. Tampoco aparece ésto como precondición en los 2 CU citados</text:span></text:p>
          </table:table-cell>
        </table:table-row>
        <table:table-row>
          <table:table-cell table:style-name="Tabla1.A2" office:value-type="string">
            <text:p text:style-name="P17">Solución de cambio propuesta:<text:span text:style-name="T2"> Como no queda claro qué se pretende hacer, se proponen 2 soluciones:</text:span></text:p>
            <text:p text:style-name="P17"><text:span text:style-name="T11"/></text:p>
            <text:p text:style-name="P17"><text:span text:style-name="T11">1ª)Introducir en la descripción detallada de los casos de uso <text:s/>“Consultar Recetas” y “Consultar Pruebas” en la sección Precondiciones: “-Debe haberse consultado la información clínica previamente” y modificar el diagrama de CU reflejandolo.<text:line-break/></text:span></text:p>
            <text:p text:style-name="P17"><text:span text:style-name="T11">2ª)Modificar la descripción detallada del caso de uso “Consultar Información Clínica” eliminando en la sección -Dependencias, la posibilidad de usar los CU citados anteriormente. También habría que reflejarlo en el curso normal y en el diagrama de secuencia del sistema. 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16">Documento afectado: <text:span text:style-name="T11">DMR 1.0</text:span></text:p>
          </table:table-cell>
        </table:table-row>
        <table:table-row>
          <table:table-cell table:style-name="Tabla2.A2" office:value-type="string">
            <text:p text:style-name="P17">Importancia: <text:span text:style-name="T11">Baja</text:span></text:p>
          </table:table-cell>
        </table:table-row>
        <table:table-row>
          <table:table-cell table:style-name="Tabla2.A2" office:value-type="string">
            <text:p text:style-name="P17">Descripción de la observación:<text:span text:style-name="T10"> </text:span><text:span text:style-name="T11">Las operaciones del sistema “PermitirCosultarPrueba” y “DenegarConsultarPrueba” hacen exactamente lo mismo, realmente el efecto de dichas operaciones lo determina una variable.</text:span></text:p>
          </table:table-cell>
        </table:table-row>
        <table:table-row>
          <table:table-cell table:style-name="Tabla2.A2" office:value-type="string">
            <text:p text:style-name="P17">Solución de cambio propuesta:<text:span text:style-name="T2"> <text:s/>Unificar dichas operaciones en una sóla, a la cual se le pasa un parámetro que determina si la prueba será consultable o no, por el paciente.</text:span></text:p>
            <text:p text:style-name="P17"><text:span text:style-name="T2">Dicho cambio implica también unificar los casos de uso afectado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1-05-17T15:45:34.02" text:fixed="true">17/05/11</text:date></text:p>
        <text:p text:style-name="MP1">Nombre Documento:<text:span text:style-name="MT1"> Revision DMR 1.0</text:span></text:p>
        <text:p text:style-name="MP1">Fase de Iteración: <text:span text:style-name="MT1">Planificación</text:span> <text:s text:c="6"/>Nº Iteración:<text:span text:style-name="MT1"> 3ª Iteracion</text:span></text:p>
        <text:p text:style-name="MP1">Número Grupo: <text:span text:style-name="MT1">M 1.2 <text:s text:c="21"/></text:span>Nº revisión: <text:span text:style-name="MT1">1ª</text:span>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1-04-05T13:55:11</meta:creation-date>
    <meta:editing-cycles>22</meta:editing-cycles>
    <meta:editing-duration>PT01H10M52S</meta:editing-duration>
    <meta:initial-creator>Juan </meta:initial-creator>
    <dc:date>2011-05-17T16:25:23.16</dc:date>
    <dc:creator>javi </dc:creator>
    <meta:document-statistic meta:table-count="3" meta:image-count="1" meta:object-count="0" meta:page-count="2" meta:paragraph-count="32" meta:word-count="356" meta:character-count="2452"/>
  </office:meta>
</office:document-meta>
</file>